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80000012CDE56F23F26960A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Keystroke" svg:font-family="Keystrok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0cm" fo:min-width="1.069cm"/>
    </style:style>
    <style:style style:name="gr3" style:family="graphic" style:parent-style-name="standard">
      <style:graphic-properties draw:stroke="none" svg:stroke-color="#000000" draw:fill="solid" draw:fill-color="#ffffff" fo:min-height="0.261cm" fo:padding-top="0cm" fo:padding-bottom="0cm" fo:padding-left="0.05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solid" draw:fill-color="#ffffff"/>
      <style:text-properties fo:font-size="12pt"/>
    </style:style>
    <style:style style:name="T1" style:family="text">
      <style:text-properties style:font-name="Keystroke" style:font-name-asian="Keystroke" style:font-name-complex="Keystrok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cm" svg:height="6.43cm" svg:x="7.5cm" svg:y="7.785cm">
            <draw:image xlink:href="Pictures/10000000000001180000012CDE56F23F26960AB8.png" xlink:type="simple" xlink:show="embed" xlink:actuate="onLoad" draw:mime-type="image/png">
              <text:p/>
            </draw:image>
          </draw:frame>
          <draw:g>
            <draw:custom-shape draw:style-name="gr2" draw:text-style-name="P2" draw:layer="layout" svg:width="1.706cm" svg:height="0.276cm" svg:x="9.694cm" svg:y="10.993cm">
              <text:p/>
              <draw:enhanced-geometry svg:viewBox="0 0 21600 21600" draw:text-areas="0 ?f0 ?f5 ?f2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706cm" svg:height="0.276cm" svg:x="9.335cm" svg:y="11.124cm">
              <text:p/>
              <draw:enhanced-geometry svg:viewBox="0 0 21600 21600" draw:text-areas="0 ?f0 ?f5 ?f2" draw:mirror-horizont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1.706cm" svg:height="0.276cm" svg:x="9.695cm" svg:y="13.294cm">
              <text:p/>
              <draw:enhanced-geometry svg:viewBox="0 0 21600 21600" draw:text-areas="0 ?f0 ?f5 ?f2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706cm" svg:height="0.276cm" svg:x="9.336cm" svg:y="13.425cm">
              <text:p/>
              <draw:enhanced-geometry svg:viewBox="0 0 21600 21600" draw:text-areas="0 ?f0 ?f5 ?f2" draw:mirror-horizont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1.706cm" svg:height="0.276cm" draw:transform="rotate (1.1068878116148) translate (9.043cm 10.687cm)">
              <text:p/>
              <draw:enhanced-geometry svg:viewBox="0 0 21600 21600" draw:text-areas="0 ?f0 ?f5 ?f2" draw:mirror-vertical="true" draw:mirror-horizont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706cm" svg:height="0.276cm" draw:transform="rotate (-1.1068878116148) translate (9.583cm 8.892cm)">
              <text:p/>
              <draw:enhanced-geometry svg:viewBox="0 0 21600 21600" draw:text-areas="0 ?f0 ?f5 ?f2" draw:mirror-horizontal="false" draw:mirror-vertic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1.706cm" svg:height="0.276cm" draw:transform="rotate (1.1068878116148) translate (10.906cm 10.687cm)">
              <text:p/>
              <draw:enhanced-geometry svg:viewBox="0 0 21600 21600" draw:text-areas="0 ?f0 ?f5 ?f2" draw:mirror-vertical="true" draw:mirror-horizontal="fals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706cm" svg:height="0.276cm" draw:transform="rotate (-1.1068878116148) translate (10.86cm 8.892cm)">
              <text:p/>
              <draw:enhanced-geometry svg:viewBox="0 0 21600 21600" draw:text-areas="0 ?f0 ?f5 ?f2" draw:mirror-horizontal="true" draw:mirror-vertic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1.706cm" svg:height="0.276cm" draw:transform="rotate (1.46939269725403) translate (8.582cm 13.763cm)">
              <text:p/>
              <draw:enhanced-geometry svg:viewBox="0 0 21600 21600" draw:text-areas="0 ?f0 ?f5 ?f2" draw:mirror-vertical="true" draw:mirror-horizont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706cm" svg:height="0.275cm" draw:transform="rotate (-1.46939269725403) translate (9.035cm 11.71cm)">
              <text:p/>
              <draw:enhanced-geometry svg:viewBox="0 0 21600 21600" draw:text-areas="0 ?f0 ?f5 ?f2" draw:mirror-horizontal="false" draw:mirror-vertic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2" draw:text-style-name="P2" draw:layer="layout" svg:width="1.706cm" svg:height="0.276cm" draw:transform="rotate (1.46939269725403) translate (11.86cm 13.763cm)">
              <text:p/>
              <draw:enhanced-geometry svg:viewBox="0 0 21600 21600" draw:text-areas="0 ?f0 ?f5 ?f2" draw:mirror-vertical="true" draw:mirror-horizontal="fals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2" draw:layer="layout" svg:width="1.706cm" svg:height="0.275cm" draw:transform="rotate (-1.46939269725403) translate (11.955cm 11.71cm)">
              <text:p/>
              <draw:enhanced-geometry svg:viewBox="0 0 21600 21600" draw:text-areas="0 ?f0 ?f5 ?f2" draw:mirror-horizontal="true" draw:mirror-vertical="true" draw:type="right-arrow" draw:modifiers="17323.0228471002 6394.2238267148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frame draw:style-name="gr3" draw:text-style-name="P4" draw:layer="layout" svg:width="1.001cm" svg:height="0.471cm" svg:x="9.972cm" svg:y="9.565cm">
            <draw:text-box>
              <text:p text:style-name="P3"><text:span text:style-name="T1"></text:span></text:p>
            </draw:text-box>
          </draw:frame>
          <draw:frame draw:style-name="gr3" draw:text-style-name="P4" draw:layer="layout" svg:width="1.001cm" svg:height="0.471cm" svg:x="9.143cm" svg:y="12.146cm">
            <draw:text-box>
              <text:p text:style-name="P3"><text:span text:style-name="T1"></text:span></text:p>
            </draw:text-box>
          </draw:frame>
          <draw:frame draw:style-name="gr3" draw:text-style-name="P4" draw:layer="layout" svg:width="1.001cm" svg:height="0.471cm" svg:x="10.764cm" svg:y="12.147cm">
            <draw:text-box>
              <text:p text:style-name="P3"><text:span text:style-name="T1"></text:span></text:p>
            </draw:text-box>
          </draw:frame>
          <draw:frame draw:style-name="gr3" draw:text-style-name="P4" draw:layer="layout" svg:width="1.001cm" svg:height="0.471cm" svg:x="9.973cm" svg:y="10.566cm">
            <draw:text-box>
              <text:p text:style-name="P3"><text:span text:style-name="T1"></text:span></text:p>
            </draw:text-box>
          </draw:frame>
          <draw:frame draw:style-name="gr3" draw:text-style-name="P4" draw:layer="layout" svg:width="1.001cm" svg:height="0.471cm" svg:x="9.974cm" svg:y="12.867cm">
            <draw:text-box>
              <text:p text:style-name="P3"><text:span text:style-name="T1"></text:span></text:p>
            </draw:text-box>
          </draw:frame>
          <draw:frame draw:style-name="gr3" draw:text-style-name="P4" draw:layer="layout" svg:width="1.001cm" svg:height="0.471cm" svg:x="9.975cm" svg:y="11.368cm">
            <draw:text-box>
              <text:p text:style-name="P3"><text:span text:style-name="T1"></text:span></text:p>
            </draw:text-box>
          </draw:frame>
          <draw:frame draw:style-name="gr3" draw:text-style-name="P4" draw:layer="layout" svg:width="1.001cm" svg:height="0.471cm" svg:x="9.976cm" svg:y="13.669cm">
            <draw:text-box>
              <text:p text:style-name="P3"><text:span text:style-name="T1"></text:span></text:p>
            </draw:text-box>
          </draw:frame>
          <draw:frame draw:style-name="gr3" draw:text-style-name="P4" draw:layer="layout" svg:width="1.001cm" svg:height="0.471cm" svg:x="8.297cm" svg:y="9.83cm">
            <draw:text-box>
              <text:p text:style-name="P3"><text:span text:style-name="T1"></text:span></text:p>
            </draw:text-box>
          </draw:frame>
          <draw:frame draw:style-name="gr3" draw:text-style-name="P4" draw:layer="layout" svg:width="1.001cm" svg:height="0.471cm" svg:x="11.698cm" svg:y="9.831cm">
            <draw:text-box>
              <text:p text:style-name="P3"><text:span text:style-name="T1"></text:span></text:p>
            </draw:text-box>
          </draw:frame>
          <draw:frame draw:style-name="gr3" draw:text-style-name="P4" draw:layer="layout" svg:width="1.001cm" svg:height="0.471cm" svg:x="7.644cm" svg:y="12.747cm">
            <draw:text-box>
              <text:p text:style-name="P3"><text:span text:style-name="T1"></text:span></text:p>
            </draw:text-box>
          </draw:frame>
          <draw:frame draw:style-name="gr3" draw:text-style-name="P4" draw:layer="layout" svg:width="1.001cm" svg:height="0.471cm" svg:x="12.245cm" svg:y="12.748cm">
            <draw:text-box>
              <text:p text:style-name="P3"><text:span text:style-name="T1">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Keystroke" svg:font-family="Keystrok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21:03:24.346000000</meta:creation-date>
    <dc:date>2022-07-29T02:13:57.866000000</dc:date>
    <meta:editing-duration>PT38M4S</meta:editing-duration>
    <meta:editing-cycles>8</meta:editing-cycles>
    <meta:generator>LibreOffice/7.2.6.2$Windows_X86_64 LibreOffice_project/b0ec3a565991f7569a5a7f5d24fed7f52653d754</meta:generator>
    <meta:document-statistic meta:object-count="31"/>
  </office:meta>
</office:document-meta>
</file>